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single" style:text-line-through-style="solid" style:text-underline-type="none" style:text-underline-style="none" style:text-underline-width="auto" style:text-underline-color="font-color" style:text-underline-mode="continuous" style:text-position="0% 100%" fo:font-size="10pt" fo:color="#c0c0c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9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54pt" style:use-optimal-column-width="true"/>
    </style:style>
    <style:style style:name="ACOL-6" style:family="table-column">
      <style:table-column-properties style:column-width="56.25pt" style:use-optimal-column-width="true"/>
    </style:style>
    <style:style style:name="ACOL-7" style:family="table-column">
      <style:table-column-properties style:column-width="63pt" style:use-optimal-column-width="true"/>
    </style:style>
    <style:style style:name="ACOL-8" style:family="table-column">
      <style:table-column-properties style:column-width="62.2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77.25pt" style:use-optimal-column-width="true"/>
    </style:style>
    <style:style style:name="ACOL-11" style:family="table-column">
      <style:table-column-properties style:column-width="64.5pt" style:use-optimal-column-width="true"/>
    </style:style>
    <style:style style:name="ACOL-12" style:family="table-column">
      <style:table-column-properties style:column-width="67.5pt" style:use-optimal-column-width="true"/>
    </style:style>
    <style:style style:name="ACOL-13" style:family="table-column">
      <style:table-column-properties style:column-width="69pt" style:use-optimal-column-width="true"/>
    </style:style>
    <style:style style:name="ACOL-14" style:family="table-column">
      <style:table-column-properties style:column-width="75.7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>
      <style:table-column-properties style:column-width="47.988pt" style:use-optimal-column-width="true"/>
    </style:style>
    <style:style style:name="ACOL-20" style:family="table-column"/>
    <style:style style:name="ACOL-21" style:family="table-column">
      <style:table-column-properties style:column-width="58.5pt" style:use-optimal-column-width="false"/>
    </style:style>
    <style:style style:name="ACOL-22" style:family="table-column">
      <style:table-column-properties style:column-width="126pt" style:use-optimal-column-width="true"/>
    </style:style>
    <style:style style:name="ACOL-23" style:family="table-column">
      <style:table-column-properties style:column-width="65.25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 table:number-columns-repeated="2"/>
        <table:table-column table:default-cell-style-name="ACE-1" table:style-name="ACOL-17" table:number-columns-repeated="44"/>
        <table:table-column table:style-name="ACOL-19" table:number-columns-repeated="64"/>
        <table:table-column table:style-name="ACOL-0"/>
        <table:table-row table:style-name="AROW-1">
          <table:table-cell table:style-name="ACE-4" office:value-type="string">
            <text:p>model</text:p>
          </table:table-cell>
          <table:table-cell table:style-name="ACE-4" office:value-type="string">
            <text:p>preprocessing</text:p>
          </table:table-cell>
          <table:table-cell table:style-name="ACE-4" office:value-type="string">
            <text:p>chol</text:p>
          </table:table-cell>
          <table:table-cell table:style-name="ACE-4" office:value-type="string">
            <text:p>imputation</text:p>
          </table:table-cell>
          <table:table-cell table:style-name="ACE-4" office:value-type="string">
            <text:p>accuracy</text:p>
          </table:table-cell>
          <table:table-cell table:style-name="ACE-4" office:value-type="string">
            <text:p>precision</text:p>
          </table:table-cell>
          <table:table-cell table:style-name="ACE-4" office:value-type="string">
            <text:p>sensitivity</text:p>
          </table:table-cell>
          <table:table-cell table:style-name="ACE-4" office:value-type="string">
            <text:p>specificity</text:p>
          </table:table-cell>
          <table:table-cell table:style-name="ACE-4" office:value-type="string">
            <text:p>mcc</text:p>
          </table:table-cell>
          <table:table-cell table:style-name="ACE-4" office:value-type="string">
            <text:p>cv mean mcc</text:p>
          </table:table-cell>
          <table:table-cell table:style-name="ACE-4" office:value-type="string">
            <text:p>cv std mcc</text:p>
          </table:table-cell>
          <table:table-cell table:style-name="ACE-4" office:value-type="string">
            <text:p>outlier mcc</text:p>
          </table:table-cell>
          <table:table-cell table:style-name="ACE-4" office:value-type="string">
            <text:p>full dataset</text:p>
          </table:table-cell>
          <table:table-cell table:style-name="ACE-4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Q1];[.I$1:.I$1048576];0)" office:value-type="float" office:value="45">
            <text:p>45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Q2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Q3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Q4];[.I$1:.I$1048576];0)" office:value-type="float" office:value="99">
            <text:p>99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Q5];[.I$1:.I$1048576];0)" office:value-type="float" office:value="100">
            <text:p>10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Q6];[.I$1:.I$1048576];0)" office:value-type="float" office:value="50">
            <text:p>5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Q7];[.I$1:.I$1048576];0)" office:value-type="float" office:value="36">
            <text:p>3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Q8];[.I$1:.I$1048576];0)" office:value-type="float" office:value="74">
            <text:p>7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Q9];[.I$1:.I$1048576];0)" office:value-type="float" office:value="22">
            <text:p>2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Q10];[.I$1:.I$1048576];0)" office:value-type="float" office:value="23">
            <text:p>2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Q11];[.I$1:.I$1048576];0)" office:value-type="float" office:value="96">
            <text:p>9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Q12];[.I$1:.I$1048576];0)" office:value-type="float" office:value="96">
            <text:p>9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Q13];[.I$1:.I$1048576];0)" office:value-type="float" office:value="47">
            <text:p>4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Q14];[.I$1:.I$1048576];0)" office:value-type="float" office:value="49">
            <text:p>4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Q15];[.I$1:.I$1048576];0)" office:value-type="float" office:value="87">
            <text:p>8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Q16];[.I$1:.I$1048576];0)" office:value-type="float" office:value="38">
            <text:p>3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Q17];[.I$1:.I$1048576];0)" office:value-type="float" office:value="93">
            <text:p>9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Q18];[.I$1:.I$1048576];0)" office:value-type="float" office:value="34">
            <text:p>3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Q19];[.I$1:.I$1048576];0)" office:value-type="float" office:value="101">
            <text:p>101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Q20];[.I$1:.I$1048576];0)" office:value-type="float" office:value="72">
            <text:p>7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347">
            <text:p>0.834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5569999999999995">
            <text:p>0.6557</text:p>
          </table:table-cell>
          <table:table-cell table:style-name="ACE-1" office:value-type="float" office:value="0.6129">
            <text:p>0.6129</text:p>
          </table:table-cell>
          <table:table-cell table:style-name="ACE-1" office:value-type="float" office:value="0.14419999999999999">
            <text:p>0.1442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50f03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448">
            <text:p>0.8448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4490000000000003">
            <text:p>0.6449</text:p>
          </table:table-cell>
          <table:table-cell table:style-name="ACE-1" office:value-type="float" office:value="0.60740000000000005">
            <text:p>0.6074</text:p>
          </table:table-cell>
          <table:table-cell table:style-name="ACE-1" office:value-type="float" office:value="0.1105">
            <text:p>0.1105</text:p>
          </table:table-cell>
          <table:table-cell table:style-name="ACE-1" office:value-type="float" office:value="0.57140000000000002">
            <text:p>0.571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ca05e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78200000000000003">
            <text:p>0.782</text:p>
          </table:table-cell>
          <table:table-cell table:style-name="ACE-1" office:value-type="float" office:value="0.93689999999999996">
            <text:p>0.9369</text:p>
          </table:table-cell>
          <table:table-cell table:style-name="ACE-1" office:value-type="float" office:value="0.60270000000000001">
            <text:p>0.6027</text:p>
          </table:table-cell>
          <table:table-cell table:style-name="ACE-1" office:value-type="float" office:value="0.58989999999999998">
            <text:p>0.5899</text:p>
          </table:table-cell>
          <table:table-cell table:style-name="ACE-1" office:value-type="float" office:value="0.56259999999999999">
            <text:p>0.5626</text:p>
          </table:table-cell>
          <table:table-cell table:style-name="ACE-1" office:value-type="float" office:value="0.14249999999999999">
            <text:p>0.1425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bbb6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3899999999999997">
            <text:p>0.839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4429999999999998">
            <text:p>0.6443</text:p>
          </table:table-cell>
          <table:table-cell table:style-name="ACE-1" office:value-type="float" office:value="0.5857">
            <text:p>0.5857</text:p>
          </table:table-cell>
          <table:table-cell table:style-name="ACE-1" office:value-type="float" office:value="0.1285">
            <text:p>0.1285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327f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6109999999999998">
            <text:p>0.861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2829999999999997">
            <text:p>0.6283</text:p>
          </table:table-cell>
          <table:table-cell table:style-name="ACE-1" office:value-type="float" office:value="0.62290000000000001">
            <text:p>0.6229</text:p>
          </table:table-cell>
          <table:table-cell table:style-name="ACE-1" office:value-type="float" office:value="0.14879999999999999">
            <text:p>0.1488</text:p>
          </table:table-cell>
          <table:table-cell table:style-name="ACE-1" office:value-type="float" office:value="0.40820000000000001">
            <text:p>0.40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975aa9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8" office:value-type="string">
            <text:p>d1bb43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8" office:value-type="string">
            <text:p>cdb6f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8" office:value-type="string">
            <text:p>a5607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9" office:value-type="string">
            <text:p>df464d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c8ad4c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1" office:value-type="string">
            <text:p>5c6b8f6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6a3589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3e9b3d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36326c2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8" office:value-type="string">
            <text:p>9fea30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gbc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478">
            <text:p>0.8478</text:p>
          </table:table-cell>
          <table:table-cell table:style-name="ACE-6" office:value-type="float" office:value="0.82679999999999998">
            <text:p>0.8268</text:p>
          </table:table-cell>
          <table:table-cell table:style-name="ACE-6" office:value-type="float" office:value="0.94589999999999996">
            <text:p>0.9459</text:p>
          </table:table-cell>
          <table:table-cell table:style-name="ACE-6" office:value-type="float" office:value="0.6986">
            <text:p>0.6986</text:p>
          </table:table-cell>
          <table:table-cell table:style-name="ACE-6" office:value-type="float" office:value="0.68200000000000005">
            <text:p>0.682</text:p>
          </table:table-cell>
          <table:table-cell table:style-name="ACE-6" office:value-type="float" office:value="0.63619999999999999">
            <text:p>0.6362</text:p>
          </table:table-cell>
          <table:table-cell table:style-name="ACE-6" office:value-type="float" office:value="0.15010000000000001">
            <text:p>0.1501</text:p>
          </table:table-cell>
          <table:table-cell table:style-name="ACE-6" office:value-type="float" office:value="0.68600000000000005">
            <text:p>0.68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a553cb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4350000000000003">
            <text:p>0.8435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3390000000000002">
            <text:p>0.633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4019999999999999">
            <text:p>0.1402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5131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0019999999999996">
            <text:p>0.6002</text:p>
          </table:table-cell>
          <table:table-cell table:style-name="ACE-1" office:value-type="float" office:value="0.58860000000000001">
            <text:p>0.5886</text:p>
          </table:table-cell>
          <table:table-cell table:style-name="ACE-1" office:value-type="float" office:value="0.14119999999999999">
            <text:p>0.1412</text:p>
          </table:table-cell>
          <table:table-cell table:style-name="ACE-1" office:value-type="float" office:value="0.22359999999999999">
            <text:p>0.22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b2f2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2640000000000002">
            <text:p>0.8264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1230000000000004">
            <text:p>0.7123</text:p>
          </table:table-cell>
          <table:table-cell table:style-name="ACE-1" office:value-type="float" office:value="0.63219999999999998">
            <text:p>0.6322</text:p>
          </table:table-cell>
          <table:table-cell table:style-name="ACE-1" office:value-type="float" office:value="0.57909999999999995">
            <text:p>0.579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1a875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9" office:value-type="string">
            <text:p>a6c1f90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1"/>
          <table:table-cell table:style-name="ACE-7"/>
          <table:table-cell table:number-columns-repeated="107" table:style-name="ACE-1"/>
          <table:table-cell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1"/>
          <table:table-cell table:style-name="ACE-2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2"/>
          <table:table-cell table:number-columns-repeated="64" table:style-name="ACE-1"/>
          <table:table-cell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1"/>
          <table:table-cell table:style-name="ACE-2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3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2"/>
          <table:table-cell table:number-columns-repeated="64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1"/>
          <table:table-cell table:style-name="ACE-2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2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7" table:style-name="ACE-1"/>
          <table:table-cell table:style-name="Gnumeric-default"/>
        </table:table-row>
        <table:table-row table:style-name="AROW-0" table:number-rows-repeated="104827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0" gnm:cursor-row="112">
          <gnm:selection gnm:start-col="0" gnm:start-row="112" gnm:end-col="0" gnm:end-row="112"/>
        </gnm:selections>
      </table:table>
      <table:table table:name="best_models" table:style-name="ta-1" table:print="true">
        <office:forms form:automatic-focus="false" form:apply-design-mode="false">
          <form:form/>
        </office:forms>
        <table:table-column table:default-cell-style-name="ACE-12" table:style-name="ACOL-21"/>
        <table:table-column table:default-cell-style-name="ACE-12" table:style-name="ACOL-22"/>
        <table:table-column table:default-cell-style-name="ACE-12" table:style-name="ACOL-0"/>
        <table:table-column table:default-cell-style-name="ACE-12" table:style-name="ACOL-23"/>
        <table:table-column table:default-cell-style-name="ACE-12" table:style-name="ACOL-5"/>
        <table:table-column table:default-cell-style-name="ACE-12" table:style-name="ACOL-6"/>
        <table:table-column table:default-cell-style-name="ACE-12" table:style-name="ACOL-7"/>
        <table:table-column table:default-cell-style-name="ACE-12" table:style-name="ACOL-8"/>
        <table:table-column table:default-cell-style-name="ACE-12" table:style-name="ACOL-0"/>
        <table:table-column table:default-cell-style-name="ACE-12" table:style-name="ACOL-10"/>
        <table:table-column table:default-cell-style-name="ACE-12" table:style-name="ACOL-11"/>
        <table:table-column table:default-cell-style-name="ACE-12" table:style-name="ACOL-12"/>
        <table:table-column table:default-cell-style-name="ACE-12" table:style-name="ACOL-13"/>
        <table:table-column table:default-cell-style-name="ACE-12" table:style-name="ACOL-14"/>
        <table:table-column table:default-cell-style-name="ACE-12" table:style-name="ACOL-0" table:number-columns-repeated="114"/>
        <table:table-row table:style-name="AROW-2">
          <table:table-cell table:style-name="ACE-15" table:formula="of:=[$'model_selection'.A1]" office:value-type="string" office:string-value="model">
            <text:p>model</text:p>
          </table:table-cell>
          <table:table-cell table:style-name="ACE-15" table:formula="of:=[$'model_selection'.B1]" office:value-type="string" office:string-value="preprocessing">
            <text:p>preprocessing</text:p>
          </table:table-cell>
          <table:table-cell table:style-name="ACE-15" table:formula="of:=[$'model_selection'.C1]" office:value-type="string" office:string-value="chol">
            <text:p>chol</text:p>
          </table:table-cell>
          <table:table-cell table:style-name="ACE-15" table:formula="of:=[$'model_selection'.D1]" office:value-type="string" office:string-value="imputation">
            <text:p>imputation</text:p>
          </table:table-cell>
          <table:table-cell table:style-name="ACE-15" table:formula="of:=[$'model_selection'.E1]" office:value-type="string" office:string-value="accuracy">
            <text:p>accuracy</text:p>
          </table:table-cell>
          <table:table-cell table:style-name="ACE-15" table:formula="of:=[$'model_selection'.F1]" office:value-type="string" office:string-value="precision">
            <text:p>precision</text:p>
          </table:table-cell>
          <table:table-cell table:style-name="ACE-15" table:formula="of:=[$'model_selection'.G1]" office:value-type="string" office:string-value="sensitivity">
            <text:p>sensitivity</text:p>
          </table:table-cell>
          <table:table-cell table:style-name="ACE-15" table:formula="of:=[$'model_selection'.H1]" office:value-type="string" office:string-value="specificity">
            <text:p>specificity</text:p>
          </table:table-cell>
          <table:table-cell table:style-name="ACE-15" table:formula="of:=[$'model_selection'.I1]" office:value-type="string" office:string-value="mcc">
            <text:p>mcc</text:p>
          </table:table-cell>
          <table:table-cell table:style-name="ACE-15" table:formula="of:=[$'model_selection'.J1]" office:value-type="string" office:string-value="cv mean mcc">
            <text:p>cv mean mcc</text:p>
          </table:table-cell>
          <table:table-cell table:style-name="ACE-15" table:formula="of:=[$'model_selection'.K1]" office:value-type="string" office:string-value="cv std mcc">
            <text:p>cv std mcc</text:p>
          </table:table-cell>
          <table:table-cell table:style-name="ACE-15" table:formula="of:=[$'model_selection'.L1]" office:value-type="string" office:string-value="outlier mcc">
            <text:p>outlier mcc</text:p>
          </table:table-cell>
          <table:table-cell table:style-name="ACE-15" table:formula="of:=[$'model_selection'.M1]" office:value-type="string" office:string-value="full dataset">
            <text:p>full dataset</text:p>
          </table:table-cell>
          <table:table-cell table:style-name="ACE-15" table:formula="of:=[$'model_selection'.N1]" office:value-type="string" office:string-value="commit hash">
            <text:p>commit hash</text:p>
          </table:table-cell>
          <table:table-cell table:number-columns-repeated="114" table:style-name="ACE-12"/>
        </table:table-row>
        <table:table-row table:style-name="AROW-2">
          <table:table-cell table:style-name="ACE-14" table:formula="of:=[$'model_selection'.A22]" office:value-type="string" office:string-value="nbc">
            <text:p>nbc</text:p>
          </table:table-cell>
          <table:table-cell table:style-name="ACE-14" table:formula="of:=[$'model_selection'.B22]" office:value-type="string" office:string-value="power transformer + pca">
            <text:p>power transformer + pca</text:p>
          </table:table-cell>
          <table:table-cell table:style-name="ACE-14" table:formula="of:=[$'model_selection'.C22]" office:value-type="boolean" office:boolean-value="true">
            <text:p>TRUE</text:p>
          </table:table-cell>
          <table:table-cell table:style-name="ACE-14" table:formula="of:=[$'model_selection'.D22]" office:value-type="string" office:string-value="multiple">
            <text:p>multiple</text:p>
          </table:table-cell>
          <table:table-cell table:style-name="ACE-14" office:value-type="float" office:value="0.85329999999999995">
            <text:p>0.8533</text:p>
          </table:table-cell>
          <table:table-cell table:style-name="ACE-14" office:value-type="float" office:value="0.88890000000000002">
            <text:p>0.8889</text:p>
          </table:table-cell>
          <table:table-cell table:style-name="ACE-14" office:value-type="float" office:value="0.8649">
            <text:p>0.8649</text:p>
          </table:table-cell>
          <table:table-cell table:style-name="ACE-14" office:value-type="float" office:value="0.83560000000000001">
            <text:p>0.8356</text:p>
          </table:table-cell>
          <table:table-cell table:style-name="ACE-14" office:value-type="float" office:value="0.69599999999999995">
            <text:p>0.696</text:p>
          </table:table-cell>
          <table:table-cell table:style-name="ACE-14" office:value-type="float" office:value="0.62429999999999997">
            <text:p>0.6243</text:p>
          </table:table-cell>
          <table:table-cell table:style-name="ACE-14" office:value-type="float" office:value="0.14660000000000001">
            <text:p>0.1466</text:p>
          </table:table-cell>
          <table:table-cell table:style-name="ACE-14" office:value-type="float" office:value="0.4854">
            <text:p>0.4854</text:p>
          </table:table-cell>
          <table:table-cell table:style-name="ACE-14" table:formula="of:=[$'model_selection'.M22]" office:value-type="boolean" office:boolean-value="false">
            <text:p>FALSE</text:p>
          </table:table-cell>
          <table:table-cell table:style-name="ACE-14" office:value-type="string">
            <text:p>56621ec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45]" office:value-type="string" office:string-value="knn">
            <text:p>knn</text:p>
          </table:table-cell>
          <table:table-cell table:style-name="ACE-13" table:formula="of:=[$'model_selection'.B45]" office:value-type="string" office:string-value="standard scaling">
            <text:p>standard scaling</text:p>
          </table:table-cell>
          <table:table-cell table:style-name="ACE-13" table:formula="of:=[$'model_selection'.C45]" office:value-type="boolean" office:boolean-value="true">
            <text:p>TRUE</text:p>
          </table:table-cell>
          <table:table-cell table:style-name="ACE-13" table:formula="of:=[$'model_selection'.D45]" office:value-type="string" office:string-value="none">
            <text:p>none</text:p>
          </table:table-cell>
          <table:table-cell table:style-name="ACE-13" table:formula="of:=[$'model_selection'.E45]" office:value-type="float" office:value="0.87119999999999997">
            <text:p>0.8712</text:p>
          </table:table-cell>
          <table:table-cell table:style-name="ACE-13" table:formula="of:=[$'model_selection'.F45]" office:value-type="float" office:value="0.94440000000000002">
            <text:p>0.9444</text:p>
          </table:table-cell>
          <table:table-cell table:style-name="ACE-13" table:formula="of:=[$'model_selection'.G45]" office:value-type="float" office:value="0.78459999999999996">
            <text:p>0.7846</text:p>
          </table:table-cell>
          <table:table-cell table:style-name="ACE-13" table:formula="of:=[$'model_selection'.H45]" office:value-type="float" office:value="0.95520000000000005">
            <text:p>0.9552</text:p>
          </table:table-cell>
          <table:table-cell table:style-name="ACE-13" table:formula="of:=[$'model_selection'.I45]" office:value-type="float" office:value="0.75229999999999997">
            <text:p>0.7523</text:p>
          </table:table-cell>
          <table:table-cell table:style-name="ACE-13" table:formula="of:=[$'model_selection'.J45]" office:value-type="float" office:value="0.62849999999999995">
            <text:p>0.6285</text:p>
          </table:table-cell>
          <table:table-cell table:style-name="ACE-13" table:formula="of:=[$'model_selection'.K45]" office:value-type="float" office:value="0.114">
            <text:p>0.114</text:p>
          </table:table-cell>
          <table:table-cell table:style-name="ACE-13" table:formula="of:=[$'model_selection'.L45]" office:value-type="float" office:value="0.86599999999999999">
            <text:p>0.866</text:p>
          </table:table-cell>
          <table:table-cell table:style-name="ACE-13" table:formula="of:=[$'model_selection'.M45]" office:value-type="boolean" office:boolean-value="false">
            <text:p>FALSE</text:p>
          </table:table-cell>
          <table:table-cell table:style-name="ACE-13" table:formula="of:=[$'model_selection'.N45]" office:value-type="string" office:string-value="d542833">
            <text:p>d542833</text:p>
          </table:table-cell>
          <table:table-cell table:number-columns-repeated="114" table:style-name="ACE-12"/>
        </table:table-row>
        <table:table-row table:style-name="AROW-2">
          <table:table-cell table:style-name="ACE-12" table:formula="of:=[$'model_selection'.A74]" office:value-type="string" office:string-value="rfc">
            <text:p>rfc</text:p>
          </table:table-cell>
          <table:table-cell table:style-name="ACE-12" table:formula="of:=[$'model_selection'.B74]" office:value-type="string" office:string-value="robust scaling + pca">
            <text:p>robust scaling + pca</text:p>
          </table:table-cell>
          <table:table-cell table:style-name="ACE-12" table:formula="of:=[$'model_selection'.C74]" office:value-type="boolean" office:boolean-value="true">
            <text:p>TRUE</text:p>
          </table:table-cell>
          <table:table-cell table:style-name="ACE-12" table:formula="of:=[$'model_selection'.D74]" office:value-type="string" office:string-value="none">
            <text:p>none</text:p>
          </table:table-cell>
          <table:table-cell table:style-name="ACE-12" table:formula="of:=[$'model_selection'.E74]" office:value-type="float" office:value="0.84850000000000003">
            <text:p>0.8485</text:p>
          </table:table-cell>
          <table:table-cell table:style-name="ACE-12" table:formula="of:=[$'model_selection'.F74]" office:value-type="float" office:value="0.84619999999999995">
            <text:p>0.8462</text:p>
          </table:table-cell>
          <table:table-cell table:style-name="ACE-12" table:formula="of:=[$'model_selection'.G74]" office:value-type="float" office:value="0.84619999999999995">
            <text:p>0.8462</text:p>
          </table:table-cell>
          <table:table-cell table:style-name="ACE-12" table:formula="of:=[$'model_selection'.H74]" office:value-type="float" office:value="0.85070000000000001">
            <text:p>0.8507</text:p>
          </table:table-cell>
          <table:table-cell table:style-name="ACE-12" table:formula="of:=[$'model_selection'.I74]" office:value-type="float" office:value="0.69689999999999996">
            <text:p>0.6969</text:p>
          </table:table-cell>
          <table:table-cell table:style-name="ACE-12" table:formula="of:=[$'model_selection'.J74]" office:value-type="float" office:value="0.56779999999999997">
            <text:p>0.5678</text:p>
          </table:table-cell>
          <table:table-cell table:style-name="ACE-12" table:formula="of:=[$'model_selection'.K74]" office:value-type="float" office:value="0.1424">
            <text:p>0.1424</text:p>
          </table:table-cell>
          <table:table-cell table:style-name="ACE-12" table:formula="of:=[$'model_selection'.L74]" office:value-type="float" office:value="0.57740000000000002">
            <text:p>0.5774</text:p>
          </table:table-cell>
          <table:table-cell table:style-name="ACE-12" table:formula="of:=[$'model_selection'.M74]" office:value-type="boolean" office:boolean-value="false">
            <text:p>FALSE</text:p>
          </table:table-cell>
          <table:table-cell table:style-name="ACE-12" office:value-type="string">
            <text:p>f56d13b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87]" office:value-type="string" office:string-value="gbc">
            <text:p>gbc</text:p>
          </table:table-cell>
          <table:table-cell table:style-name="ACE-13" table:formula="of:=[$'model_selection'.B87]" office:value-type="string" office:string-value="standard scaling + pca">
            <text:p>standard scaling + pca</text:p>
          </table:table-cell>
          <table:table-cell table:style-name="ACE-13" table:formula="of:=[$'model_selection'.C87]" office:value-type="boolean" office:boolean-value="true">
            <text:p>TRUE</text:p>
          </table:table-cell>
          <table:table-cell table:style-name="ACE-13" table:formula="of:=[$'model_selection'.D87]" office:value-type="string" office:string-value="multiple">
            <text:p>multiple</text:p>
          </table:table-cell>
          <table:table-cell table:style-name="ACE-13" table:formula="of:=[$'model_selection'.E87]" office:value-type="float" office:value="0.8478">
            <text:p>0.8478</text:p>
          </table:table-cell>
          <table:table-cell table:style-name="ACE-13" table:formula="of:=[$'model_selection'.F87]" office:value-type="float" office:value="0.82679999999999998">
            <text:p>0.8268</text:p>
          </table:table-cell>
          <table:table-cell table:style-name="ACE-13" table:formula="of:=[$'model_selection'.G87]" office:value-type="float" office:value="0.94589999999999996">
            <text:p>0.9459</text:p>
          </table:table-cell>
          <table:table-cell table:style-name="ACE-13" table:formula="of:=[$'model_selection'.H87]" office:value-type="float" office:value="0.6986">
            <text:p>0.6986</text:p>
          </table:table-cell>
          <table:table-cell table:style-name="ACE-13" table:formula="of:=[$'model_selection'.I87]" office:value-type="float" office:value="0.68200000000000005">
            <text:p>0.682</text:p>
          </table:table-cell>
          <table:table-cell table:style-name="ACE-13" table:formula="of:=[$'model_selection'.J87]" office:value-type="float" office:value="0.63619999999999999">
            <text:p>0.6362</text:p>
          </table:table-cell>
          <table:table-cell table:style-name="ACE-13" table:formula="of:=[$'model_selection'.K87]" office:value-type="float" office:value="0.15010000000000001">
            <text:p>0.1501</text:p>
          </table:table-cell>
          <table:table-cell table:style-name="ACE-13" table:formula="of:=[$'model_selection'.L87]" office:value-type="float" office:value="0.68600000000000005">
            <text:p>0.686</text:p>
          </table:table-cell>
          <table:table-cell table:style-name="ACE-13" table:formula="of:=[$'model_selection'.M87]" office:value-type="boolean" office:boolean-value="false">
            <text:p>FALSE</text:p>
          </table:table-cell>
          <table:table-cell table:style-name="ACE-13" table:formula="of:=[$'model_selection'.N87]" office:value-type="string" office:string-value="a553cb9">
            <text:p>a553cb9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99]" office:value-type="string" office:string-value="svm">
            <text:p>svm</text:p>
          </table:table-cell>
          <table:table-cell table:style-name="ACE-13" table:formula="of:=[$'model_selection'.B99]" office:value-type="string" office:string-value="robust scaling + isomap">
            <text:p>robust scaling + isomap</text:p>
          </table:table-cell>
          <table:table-cell table:style-name="ACE-13" table:formula="of:=[$'model_selection'.C99]" office:value-type="boolean" office:boolean-value="true">
            <text:p>TRUE</text:p>
          </table:table-cell>
          <table:table-cell table:style-name="ACE-13" table:formula="of:=[$'model_selection'.D99]" office:value-type="string" office:string-value="multiple">
            <text:p>multiple</text:p>
          </table:table-cell>
          <table:table-cell table:style-name="ACE-13" office:value-type="float" office:value="0.8478">
            <text:p>0.8478</text:p>
          </table:table-cell>
          <table:table-cell table:style-name="ACE-13" office:value-type="float" office:value="0.88070000000000004">
            <text:p>0.8807</text:p>
          </table:table-cell>
          <table:table-cell table:style-name="ACE-13" office:value-type="float" office:value="0.8649">
            <text:p>0.8649</text:p>
          </table:table-cell>
          <table:table-cell table:style-name="ACE-13" office:value-type="float" office:value="0.82189999999999996">
            <text:p>0.8219</text:p>
          </table:table-cell>
          <table:table-cell table:style-name="ACE-13" office:value-type="float" office:value="0.68379999999999996">
            <text:p>0.6838</text:p>
          </table:table-cell>
          <table:table-cell table:style-name="ACE-13" office:value-type="float" office:value="0.64639999999999997">
            <text:p>0.6464</text:p>
          </table:table-cell>
          <table:table-cell table:style-name="ACE-13" office:value-type="float" office:value="0.1424">
            <text:p>0.1424</text:p>
          </table:table-cell>
          <table:table-cell table:style-name="ACE-13" office:value-type="float" office:value="0.4854">
            <text:p>0.4854</text:p>
          </table:table-cell>
          <table:table-cell table:style-name="ACE-13" table:formula="of:=[$'model_selection'.M99]" office:value-type="boolean" office:boolean-value="false">
            <text:p>FALSE</text:p>
          </table:table-cell>
          <table:table-cell table:style-name="ACE-13" office:value-type="string">
            <text:p>db6cd5a</text:p>
          </table:table-cell>
          <table:table-cell table:number-columns-repeated="114" table:style-name="ACE-12"/>
        </table:table-row>
        <table:table-row table:style-name="AROW-0" table:number-rows-repeated="1048570">
          <table:table-cell table:number-columns-repeated="128"/>
        </table:table-row>
        <table:named-expressions>
          <table:named-expression table:name="Sheet_Title" table:expression="of:=&quot;best_models&quot;" table:base-cell-address="$'best_models'.$A$1"/>
          <table:named-expression table:name="Print_Area" table:expression="of:=#REF!" table:base-cell-address="$'best_models'.$A$1"/>
        </table:named-expressions>
        <gnm:selections gnm:cursor-col="13" gnm:cursor-row="3">
          <gnm:selection gnm:start-col="13" gnm:start-row="3" gnm:end-col="13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best_model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7T19:33:14Z</dc:date>
    <meta:editing-cycles>61</meta:editing-cycles>
    <meta:editing-duration>P1DT2H39M15S</meta:editing-duration>
    <meta:generator>gnumeric/1.12.46</meta:generator>
  </office:meta>
</office:document-meta>
</file>